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size="6pt" style:font-size-asian="6pt" style:font-size-complex="6pt"/>
    </style:style>
    <style:style style:name="P2" style:family="paragraph" style:parent-style-name="Heading_20_3">
      <style:text-properties fo:font-size="10pt" style:font-size-asian="10pt" style:font-size-complex="10pt"/>
    </style:style>
    <style:style style:name="P3" style:family="paragraph" style:parent-style-name="Horizontal_20_Line">
      <style:paragraph-properties style:line-height-at-least="0.499cm"/>
      <style:text-properties fo:font-size="6pt" style:font-size-asian="6pt" style:font-size-complex="6pt"/>
    </style:style>
    <style:style style:name="P4" style:family="paragraph" style:parent-style-name="Horizontal_20_Line">
      <style:text-properties fo:font-size="10pt" style:font-size-asian="10pt" style:font-size-complex="10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>
      <style:text-properties fo:font-size="10pt" style:font-size-asian="10pt" style:font-size-complex="10pt"/>
    </style:style>
    <style:style style:name="P11" style:family="paragraph" style:parent-style-name="Text_20_body">
      <style:text-properties fo:font-size="8pt" officeooo:paragraph-rsid="000288f7" style:font-size-asian="8pt" style:font-size-complex="8pt"/>
    </style:style>
    <style:style style:name="P12" style:family="paragraph" style:parent-style-name="Text_20_body">
      <style:paragraph-properties style:line-height-at-least="0.499cm"/>
      <style:text-properties officeooo:paragraph-rsid="000288f7"/>
    </style:style>
    <style:style style:name="P13" style:family="paragraph" style:parent-style-name="Text_20_body">
      <style:paragraph-properties style:line-height-at-least="0.499cm"/>
      <style:text-properties officeooo:paragraph-rsid="000428b5"/>
    </style:style>
    <style:style style:name="P14" style:family="paragraph" style:parent-style-name="Text_20_body">
      <style:paragraph-properties style:line-height-at-least="0.499cm"/>
      <style:text-properties fo:font-size="6pt" officeooo:paragraph-rsid="000288f7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7pt" officeooo:rsid="000288f7" style:font-size-asian="7pt" style:font-size-complex="7pt"/>
    </style:style>
    <style:style style:name="T5" style:family="text">
      <style:text-properties officeooo:rsid="000288f7"/>
    </style:style>
    <style:style style:name="T6" style:family="text">
      <style:text-properties officeooo:rsid="000428b5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0428b5" style:font-size-asian="10pt" style:font-size-complex="1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/></text:p>
      <text:p text:style-name="Text_20_body"><text:span text:style-name="Strong_20_Emphasis">Plano de Campanha: Expansão da Base de Clínicas Assinantes do Atende Fácil</text:span></text:p>
      <text:p text:style-name="Horizontal_20_Line"/>
      <text:h text:style-name="P2" text:outline-level="3">1. Resumo</text:h>
      <text:p text:style-name="P10">Objetivo: Expandir a base de clínicas assinantes do Atende Fácil em 40% até Q2 2025, focando em clínicas pequenas (faturamento R$ 50k–200k/mês), com equipe reduzida, que buscam produtividade via automação e previsibilidade.</text:p>
      <text:p text:style-name="P10">Tom/voz: Pragmático e inspirador (“a tecnologia que trabalha por você”), com storytelling baseado em casos reais e integração entre módulos (CRM, Agenda, Lead, Fideliza).</text:p>
      <text:p text:style-name="P10">KPIs principais: CPL ≤ R$ 40, CAC, taxa de trial→pagante, engajamento WhatsApp, conversão por canal, além de produtos: taxa de upgrade e cross-sell entre módulos.</text:p>
      <text:p text:style-name="Horizontal_20_Line"/>
      <text:h text:style-name="Heading_20_3" text:outline-level="3">2. Timeline</text:h>
      <text:p text:style-name="P11">| Fase <text:s text:c="33"/>| Período <text:s text:c="61"/>| Ações principais | |--------------------------------|--------------------------------------------------------|----------------------------------------------------------------------| </text:p>
      <text:p text:style-name="P11">| Pré-campanha <text:s text:c="18"/>| <text:s text:c="8"/>01/02/2026 – 14/03/2026 <text:s text:c="25"/>| <text:tab/>• Levantamento de cases e depoimentos&lt;br&gt;</text:p>
      <text:p text:style-name="P11"><text:tab/><text:tab/><text:tab/><text:tab/><text:tab/><text:tab/><text:tab/>• Conteúdo teaser em redes e e-mail&lt;br&gt;</text:p>
      <text:p text:style-name="P11"><text:tab/><text:tab/><text:tab/><text:tab/><text:tab/><text:tab/><text:tab/>• Construção de landing pages&lt;br&gt;</text:p>
      <text:p text:style-name="P11"><text:tab/><text:tab/><text:tab/><text:tab/><text:tab/><text:tab/><text:tab/>• Treinamento equipe comercial e suporte | </text:p>
      <text:p text:style-name="P11">| Lançamento da campanha | 15/03/2026 – 30/04/2026 <text:s text:c="6"/>| <text:s text:c="4"/>• Divulgação massiva via canais escolhidos&lt;br&gt;</text:p>
      <text:p text:style-name="P11"><text:tab/><text:tab/><text:tab/><text:tab/><text:tab/><text:tab/><text:tab/>• Execução de paid media&lt;br&gt;</text:p>
      <text:p text:style-name="P11"><text:tab/><text:tab/><text:tab/><text:tab/><text:tab/><text:tab/><text:tab/>• Início do contato via WhatsApp e e-mail marketing&lt;br&gt;</text:p>
      <text:p text:style-name="P11"><text:tab/><text:tab/><text:tab/><text:tab/><text:tab/><text:tab/><text:tab/>• Webinars e lives com clientes em destaque | </text:p>
      <text:p text:style-name="P11">| Otimização e crescimento <text:s/>| 01/05/2026 – 30/06/2026 <text:s text:c="5"/>| <text:s text:c="4"/>• Acompanhamento e ajuste com base em métricas&lt;br&gt;</text:p>
      <text:p text:style-name="P11"><text:tab/><text:tab/><text:tab/><text:tab/><text:tab/><text:tab/><text:tab/>• Retargeting pagos e orgânicos&lt;br&gt;</text:p>
      <text:p text:style-name="P11"><text:tab/><text:tab/><text:tab/><text:tab/><text:tab/><text:tab/><text:tab/>• Incentivo a upgrade/cross-sell via comunicação segmentada |</text:p>
      <text:p text:style-name="Horizontal_20_Line"/>
      <text:h text:style-name="P1" text:outline-level="3">3. Canais Recomendados e Estratégias</text:h>
      <text:p text:style-name="P13"><text:span text:style-name="T7">| Canal <text:s text:c="29"/>| Estratégia <text:s text:c="81"/>| <text:s text:c="10"/>Métricas Principais <text:s text:c="15"/>| </text:span><text:span text:style-name="T2">--------------------------------------------------|---------------------------------------------------------------------------------------------------------------------------|---------------------------------------------------------------| </text:span></text:p>
      <text:p text:style-name="P13"><text:span text:style-name="T2"><text:s text:c="2"/>| </text:span><text:span text:style-name="Strong_20_Emphasis"><text:span text:style-name="T2">Email Marketing</text:span></text:span><text:span text:style-name="T2">  <text:s text:c="34"/>| Seqüência educativa e de nutrição baseada em storytelling, focando benefícios de automação e casos </text:span></text:p>
      <text:p text:style-name="P13"><text:span text:style-name="T2"><text:s text:c="72"/>reais. CTA para trial e upgrade entre módulos. <text:s text:c="89"/>| <text:s text:c="4"/>Taxa abertura, CTR, conversão trial, CAC <text:s text:c="9"/>| </text:span></text:p>
      <text:p text:style-name="P12"><text:span text:style-name="T2">| </text:span><text:span text:style-name="Strong_20_Emphasis"><text:span text:style-name="T2">WhatsApp</text:span></text:span><text:span text:style-name="T2">  <text:s text:c="47"/>| Lista segmentada + broadcast com conteúdos rápidos, interativos e assistentes virtuais para </text:span></text:p>
      <text:p text:style-name="P14"><text:tab/><text:tab/><text:tab/>dúvidas. Engajamento direto e personalizada. <text:s text:c="92"/><text:span text:style-name="T5">| </text:span><text:s/>Taxa de engajamento, respostas, conversão direta | </text:p>
      <text:p text:style-name="P13"><text:span text:style-name="T2">| </text:span><text:span text:style-name="Strong_20_Emphasis"><text:span text:style-name="T2">Redes Sociais (Instagram + LinkedIn)</text:span></text:span><text:span text:style-name="T2">  | Posts com storytelling visual, reels mostrando funcionalidades, depoimentos de usuários. LinkedIn para </text:span></text:p>
      <text:p text:style-name="P13"><text:span text:style-name="T2"><text:s text:c="71"/>abordagem B2B e conteúdos técnicos. <text:s text:c="103"/>| Engajamento (likes, comentários), CTR para landing page |</text:span></text:p>
      <text:p text:style-name="P13"><text:span text:style-name="T2"><text:s/>| </text:span><text:span text:style-name="Strong_20_Emphasis"><text:span text:style-name="T2">Paid Media <text:s text:c="46"/></text:span></text:span><text:span text:style-name="T2">| Campanhas segmentadas por perfil/segmento; foco em CPL ≤ R$40. Remarketing para leads que acessaram </text:span></text:p>
      <text:p text:style-name="P13"><text:span text:style-name="T2"><text:s text:c="72"/>trial mas não converteram. <text:s text:c="125"/>| CPL, CAC, taxa conversão, CPM <text:s text:c="21"/>| <text:s text:c="2"/></text:span></text:p>
      <text:p text:style-name="P12"><text:soft-page-break/><text:span text:style-name="T2">| </text:span><text:span text:style-name="Strong_20_Emphasis"><text:span text:style-name="T2">YouTube (orgânico e ads)</text:span></text:span><text:span text:style-name="T2">  <text:s text:c="21"/>| Vídeos explicativos, demonstrações, entrevistas com clientes e tutoriais de integração entre módulos. <text:s text:c="8"/>| Visualizações, tempo médio de duração, CTR no vídeo | </text:span></text:p>
      <text:p text:style-name="P13"><text:span text:style-name="T2">| </text:span><text:span text:style-name="Strong_20_Emphasis"><text:span text:style-name="T2">Blog / SEO <text:s text:c="46"/></text:span></text:span><text:span text:style-name="T2"> | Conteúdos focados em produtividade, automação e gestão em clínicas pequenas. SEO para atrair tráfego </text:span></text:p>
      <text:p text:style-name="P13"><text:span text:style-name="T2"><text:s text:c="72"/>qualificado. <text:s text:c="149"/>| Visitas orgânicas, tempo de leitura, leads gerados | </text:span></text:p>
      <text:p text:style-name="P13"><text:span text:style-name="T2">| </text:span><text:span text:style-name="Strong_20_Emphasis"><text:span text:style-name="T2">Influencers</text:span></text:span><text:span text:style-name="T2">  <text:s text:c="46"/>| Parcerias com micro-influenciadores dos perfis alvo (odontologia, estética, psicol., nutrição, fisioter.) </text:span></text:p>
      <text:p text:style-name="P13"><text:span text:style-name="T2"><text:s text:c="72"/>para usar e validar a plataforma. <text:s text:c="115"/>| Alcance, engajamento, leads gerados via código/rastreio|</text:span></text:p>
      <text:p text:style-name="P3"/>
      <text:h text:style-name="P2" text:outline-level="3">4. Conteúdos-Chave</text:h>
      <text:list xml:id="list449530032" text:style-name="L1">
        <text:list-item>
          <text:p text:style-name="P7"><text:span text:style-name="Strong_20_Emphasis"><text:span text:style-name="T7">Storytelling com casos reais:</text:span></text:span><text:span text:style-name="T7"> Vídeos, posts e e-mail contando o antes e depois da clínica, mostrando ganhos em produtividade e faturamento.</text:span></text:p>
        </text:list-item>
        <text:list-item>
          <text:p text:style-name="P7"><text:span text:style-name="Strong_20_Emphasis"><text:span text:style-name="T7">Demonstração da integração dos módulos:</text:span></text:span><text:span text:style-name="T7"> Conteúdo explicativo (vídeos e artigos) sobre como CRM, Agenda, Lead e Fideliza funcionam de forma integrada para maximizar resultados.</text:span></text:p>
        </text:list-item>
        <text:list-item>
          <text:p text:style-name="P7"><text:span text:style-name="Strong_20_Emphasis"><text:span text:style-name="T7">Benefícios da automação e previsibilidade:</text:span></text:span><text:span text:style-name="T7"> Conteúdos quantitativos e qualitativos ressaltando redução de faltas, agendamentos automáticos e previsibilidade de receita.</text:span></text:p>
        </text:list-item>
        <text:list-item>
          <text:p text:style-name="P7"><text:span text:style-name="Strong_20_Emphasis"><text:span text:style-name="T7">Testemunhos e reviews:</text:span></text:span><text:span text:style-name="T7"> Depoimentos e reviews visuais para inspirar confiança.</text:span></text:p>
        </text:list-item>
        <text:list-item>
          <text:p text:style-name="P6"><text:span text:style-name="Strong_20_Emphasis"><text:span text:style-name="T7">CTA claros para trials, upgrades e cross-sell:</text:span></text:span><text:span text:style-name="T7"> Com mensagens focadas em "comece grátis" e "faça seu faturamento trabalhar por você".</text:span></text:p>
        </text:list-item>
      </text:list>
      <text:p text:style-name="P4"/>
      <text:h text:style-name="P2" text:outline-level="3">5. Próximos Passos</text:h>
      <text:list xml:id="list3696516076" text:style-name="L2">
        <text:list-item>
          <text:p text:style-name="P9"><text:span text:style-name="Strong_20_Emphasis"><text:span text:style-name="T7">Reforçar levantamento de cases e material de storytelling:</text:span></text:span><text:span text:style-name="T7"> capturar depoimentos em vídeo e textos até 15/01/2026.</text:span></text:p>
        </text:list-item>
        <text:list-item>
          <text:p text:style-name="P9"><text:span text:style-name="Strong_20_Emphasis"><text:span text:style-name="T7">Definir orçamento e distribuição por canal:</text:span></text:span><text:span text:style-name="T7"> determinar investimento focalizado em CPL ≤ R$40 e maior conversão.</text:span></text:p>
        </text:list-item>
        <text:list-item>
          <text:p text:style-name="P9"><text:span text:style-name="Strong_20_Emphasis"><text:span text:style-name="T7">Desenvolvimento/otimização de landing pages e fluxo de trial:</text:span></text:span><text:span text:style-name="T7"> garantir experiência fluida e rastreável.</text:span></text:p>
        </text:list-item>
        <text:list-item>
          <text:p text:style-name="P9"><text:span text:style-name="Strong_20_Emphasis"><text:span text:style-name="T7">Treinar equipe comercial e de suporte:</text:span></text:span><text:span text:style-name="T7"> abordagens alinhadas com tom pragmático e uso de objeções usuais.</text:span></text:p>
        </text:list-item>
        <text:list-item>
          <text:p text:style-name="P9"><text:span text:style-name="Strong_20_Emphasis"><text:span text:style-name="T7">Planejar calendário editorial para pré-campanha e campanha:</text:span></text:span><text:span text:style-name="T7"> contemplando conteúdos diários/semanais nos canais sociais e e-mails.</text:span></text:p>
        </text:list-item>
        <text:list-item>
          <text:p text:style-name="P9"><text:span text:style-name="Strong_20_Emphasis"><text:span text:style-name="T7">Configurar monitoramento e dashboards:</text:span></text:span><text:span text:style-name="T7"> acompanhamento em tempo real dos KPIs principais para rápida tomada de decisão e ajustes.</text:span></text:p>
        </text:list-item>
        <text:list-item>
          <text:p text:style-name="P8"><text:span text:style-name="Strong_20_Emphasis"><text:span text:style-name="T7">Mapear e iniciar contato com influencers:</text:span></text:span><text:span text:style-name="T7"> alinhamento de valores e contratos até fevereiro 2026.</text:span></text:p>
        </text:list-item>
      </text:list>
      <text:p text:style-name="P4"/>
      <text:p text:style-name="Text_20_body"><text:span text:style-name="Strong_20_Emphasis"><text:span text:style-name="T7">Conclusão:</text:span></text:span><text:span text:style-name="T7"><text:line-break/>Com foco em storytelling real, integração técnica dos módulos, e uso robusto de canais digitais prioritários com métricas claras, a campanha está estruturada para alcançar +40% de expansão da base de clínicas assinantes até Q2/202</text:span><text:span text:style-name="T8">6</text:span><text:span text:style-name="T7">, mantendo o CPL ≤ R$ 40 e alta taxa de conversão do trial para pagante.</text:span></text:p>
      <text:p text:style-name="P4"/>
      <text:p text:style-name="P10">Se desejar, posso ajudar também a elaborar cronogramas semanais detalhados ou roteiros para vídeos e textos.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3T10:26:06.197000000</meta:creation-date>
    <dc:date>2025-11-03T10:43:51.333000000</dc:date>
    <meta:editing-duration>PT7M5S</meta:editing-duration>
    <meta:editing-cycles>1</meta:editing-cycles>
    <meta:document-statistic meta:table-count="0" meta:image-count="0" meta:object-count="0" meta:page-count="2" meta:paragraph-count="49" meta:word-count="718" meta:character-count="6850" meta:non-whitespace-character-count="4496"/>
    <meta:generator>LibreOffice/7.3.2.2$Windows_X86_64 LibreOffice_project/49f2b1bff42cfccbd8f788c8dc32c1c309559be0</meta:generator>
  </office:meta>
</office:document-meta>
</file>